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padding="0cm" fo:border-left="none" fo:border-right="none" fo:border-top="none" fo:border-bottom="0.002cm solid #000000" style:shadow="none"/>
      <style:text-properties fo:font-size="13pt" style:font-size-asian="13pt" style:font-size-complex="13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 style:vertical-align="bottom"/>
    </style:style>
    <style:style style:name="P4" style:family="paragraph" style:parent-style-name="Text_20_body">
      <style:paragraph-properties fo:margin-top="0cm" fo:margin-bottom="0.101cm"/>
    </style:style>
    <style:style style:name="P5" style:family="paragraph" style:parent-style-name="Text_20_body">
      <style:paragraph-properties fo:margin-top="0cm" fo:margin-bottom="0.101cm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101cm" fo:text-align="start" style:justify-single-word="false" style:vertical-align="bottom"/>
      <style:text-properties style:text-line-through-style="solid"/>
    </style:style>
    <style:style style:name="P7" style:family="paragraph" style:parent-style-name="Text_20_body">
      <style:paragraph-properties fo:margin-top="0cm" fo:margin-bottom="0.101cm" fo:padding="0cm" fo:border-left="none" fo:border-right="0.035cm solid #000000" fo:border-top="none" fo:border-bottom="none" style:shadow="none"/>
    </style:style>
    <style:style style:name="P8" style:family="paragraph" style:parent-style-name="Text_20_body">
      <style:paragraph-properties fo:margin-top="0cm" fo:margin-bottom="0cm" fo:padding="0cm" fo:border="none" style:shadow="none" style:vertical-align="bottom"/>
      <style:text-properties style:font-name="Nimbus Sans L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style:shadow="none" style:vertical-align="bottom"/>
    </style:style>
    <style:style style:name="P11" style:family="paragraph" style:parent-style-name="Text_20_body">
      <style:paragraph-properties fo:padding="0cm" fo:border="none" style:shadow="none"/>
    </style:style>
    <style:style style:name="P12" style:family="paragraph" style:parent-style-name="Text_20_body">
      <style:paragraph-properties fo:padding="0cm" fo:border="none" style:shadow="none" style:vertical-align="bottom"/>
    </style:style>
    <style:style style:name="P13" style:family="paragraph" style:parent-style-name="Text_20_body">
      <style:paragraph-properties fo:padding="0cm" fo:border="none" style:shadow="none" style:vertical-align="bottom"/>
      <style:text-properties style:font-name="Nimbus Sans L"/>
    </style:style>
    <style:style style:name="P14" style:family="paragraph" style:parent-style-name="Text_20_body">
      <style:paragraph-properties fo:padding="0cm" fo:border="none" style:shadow="none"/>
      <style:text-properties style:font-name="Nimbus Sans L" fo:font-size="8.5pt" style:font-size-asian="10.5pt"/>
    </style:style>
    <style:style style:name="P15" style:family="paragraph" style:parent-style-name="Heading_20_1">
      <style:paragraph-properties style:shadow="none" fo:keep-with-next="always" style:vertical-align="bottom"/>
      <style:text-properties style:font-name-asian="DejaVu Sans" style:font-name-complex="Lohit Hindi"/>
    </style:style>
    <style:style style:name="P16" style:family="paragraph" style:parent-style-name="Heading_20_1">
      <style:paragraph-properties fo:margin-top="0cm" fo:margin-bottom="0.101cm"/>
    </style:style>
    <style:style style:name="P17" style:family="paragraph" style:parent-style-name="Heading_20_1">
      <style:paragraph-properties fo:margin-top="0cm" fo:margin-bottom="0.101cm" fo:break-before="column"/>
    </style:style>
    <style:style style:name="P18" style:family="paragraph" style:parent-style-name="Heading_20_1" style:master-page-name="">
      <style:paragraph-properties fo:margin-top="0cm" fo:margin-bottom="0.101cm" style:page-number="auto" fo:break-before="column"/>
    </style:style>
    <style:style style:name="P19" style:family="paragraph" style:parent-style-name="Heading_20_1" style:master-page-name="">
      <style:paragraph-properties fo:margin-top="0cm" fo:margin-bottom="0.101cm" style:page-number="auto" fo:break-before="column" style:shadow="none" fo:keep-with-next="always" style:vertical-align="bottom"/>
      <style:text-properties style:font-name-asian="DejaVu Sans" style:font-name-complex="Lohit Hindi"/>
    </style:style>
    <style:style style:name="P20" style:family="paragraph" style:parent-style-name="Heading_20_1">
      <style:paragraph-properties fo:margin-top="0cm" fo:margin-bottom="0.101cm" style:shadow="none" fo:keep-with-next="always" style:vertical-align="bottom"/>
    </style:style>
    <style:style style:name="P21" style:family="paragraph" style:parent-style-name="Text_20_body">
      <style:paragraph-properties fo:padding="0cm" fo:border="none" style:shadow="none"/>
    </style:style>
    <style:style style:name="P22" style:family="paragraph" style:parent-style-name="Text_20_body">
      <style:paragraph-properties fo:padding="0cm" fo:border-left="none" fo:border-right="0.035cm solid #000000" fo:border-top="none" fo:border-bottom="none" style:shadow="none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size="8.5pt" style:font-size-asian="10.5pt"/>
    </style:style>
    <style:style style:name="T3" style:family="text">
      <style:text-properties style:font-name-asian="DejaVu Sans" style:font-name-complex="Lohit Hindi"/>
    </style:style>
    <style:style style:name="fr1" style:family="graphic" style:parent-style-name="Frame">
      <style:graphic-properties fo:margin-left="0cm" fo:margin-right="0cm" fo:margin-top="0.499cm" fo:margin-bottom="0cm" style:wrap="none" style:vertical-pos="from-top" style:vertical-rel="page" style:horizontal-pos="from-left" style:horizontal-rel="pag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2cm" style:color="#000000" style:height="100%"/>
        </style:columns>
      </style:section-properties>
    </style:style>
    <number:date-style style:name="N10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minutes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20.036cm" svg:y="15.459cm" fo:min-width="8.964cm" draw:z-index="0">
        <draw:text-box fo:min-height="4.86cm">
          <text:h text:style-name="P15" text:outline-level="1">Conventions</text:h>
          <text:p text:style-name="P7">Additions since the last release are marked with a vertical bar</text:p>
          <text:p text:style-name="P6">Deletions since the last release are struck through</text:p>
          <text:p text:style-name="P6"/>
          <text:p text:style-name="P3">Version: <text:modification-date style:data-style-name="N106">2016-05-20 1310</text:modification-date><text:line-break/>Author: Michael Pellaton<text:line-break/></text:p>
          <text:p text:style-name="P2">Copyright © 2016 by Netcetera, Zürich.<text:line-break/>Released under EPL v1.0 <text:line-break/>http://www.eclipse.org/legal/epl-v10.html</text:p>
        </draw:text-box>
      </draw:frame>
      <text:section text:style-name="Sect1" text:name="Section1">
        <text:h text:style-name="P16" text:outline-level="1">File</text:h>
        <text:p text:style-name="Text_20_body">New<text:tab/>Ctrl+N<text:tab/>Windows</text:p>
        <text:p text:style-name="Text_20_body">New Menu<text:tab/>Shift+Alt+N<text:tab/>Windows</text:p>
        <text:p text:style-name="Text_20_body">Close<text:tab/>Ctrl+W<text:tab/>Windows</text:p>
        <text:p text:style-name="Text_20_body">Close All<text:tab/>Shift+Ctrl+W<text:tab/>Windows</text:p>
        <text:p text:style-name="Text_20_body">Save<text:tab/>Ctrl+S<text:tab/>Windows</text:p>
        <text:p text:style-name="Text_20_body">Save All<text:tab/>Shift+Ctrl+S<text:tab/>Windows</text:p>
        <text:p text:style-name="Text_20_body">Rename<text:tab/>F2<text:tab/>Windows</text:p>
        <text:p text:style-name="Text_20_body">Refresh<text:tab/>F5<text:tab/>Windows</text:p>
        <text:p text:style-name="Text_20_body">Print<text:tab/>Ctrl+P<text:tab/>Windows</text:p>
        <text:p text:style-name="Text_20_body">Properties<text:tab/>Alt+Enter<text:tab/>Windows</text:p>
        <text:h text:style-name="Heading_20_1" text:outline-level="1">Edit</text:h>
        <text:p text:style-name="Text_20_body">Undo<text:tab/>Ctrl+Z<text:tab/>Dialogs, Windows</text:p>
        <text:p text:style-name="P8">Redo (on Windows)<text:tab/>Ctrl+Y<text:tab/>Dialogs, Windows</text:p>
        <text:p text:style-name="P10">Redo (on Linux)<text:tab/>Ctrl+Shift+Z <text:tab/>Dialogs, Wind<text:span text:style-name="T1">ows</text:span></text:p>
        <text:p text:style-name="Text_20_body">Cut<text:tab/>Ctrl+X<text:tab/>Dialogs, Windows</text:p>
        <text:p text:style-name="Text_20_body">Copy<text:tab/>Ctrl+C<text:tab/>Dialogs, Windows</text:p>
        <text:p text:style-name="Text_20_body">Paste<text:tab/>Ctrl+V<text:tab/>Dialogs, Windows</text:p>
        <text:p text:style-name="Text_20_body">Delete<text:tab/>Delete<text:tab/>Windows</text:p>
        <text:p text:style-name="Text_20_body">Select All<text:tab/>Ctrl+A<text:tab/>Dialogs, Windows</text:p>
        <text:p text:style-name="Text_20_body">Find and Replace<text:tab/>Ctrl+F<text:tab/>Windows</text:p>
        <text:p text:style-name="Text_20_body">Find Next<text:tab/>Ctrl+K<text:tab/>Editing Text</text:p>
        <text:p text:style-name="Text_20_body">Find Previous<text:tab/>Shift+Ctrl+K<text:tab/>Editing Text</text:p>
        <text:p text:style-name="Text_20_body">Incremental Find<text:tab/>Ctrl+J<text:tab/>Editing Text</text:p>
        <text:p text:style-name="Text_20_body">Reverse Incremental Find<text:tab/>Shift+Ctrl+J<text:tab/>Editing Text</text:p>
        <text:p text:style-name="Text_20_body">Toggle Smart Insert Mode<text:tab/>Shift+Ctrl+Insert<text:tab/>Editing Text</text:p>
        <text:p text:style-name="Text_20_body">Show Tooltip Description<text:tab/>F2<text:tab/>Editing Text</text:p>
        <text:p text:style-name="Text_20_body">Content Assist<text:tab/>Ctrl+Space<text:tab/>Dialogs, Windows<text:line-break/>Context Information<text:tab/>Shift+Ctrl+Space<text:tab/>Dialogs, Windows</text:p>
        <text:p text:style-name="Text_20_body">Word Completion<text:tab/>Alt+/<text:tab/>Editing Text</text:p>
        <text:p text:style-name="Text_20_body">Quick Fix<text:tab/>Ctrl+1<text:tab/>Dialogs, Windows</text:p>
        <text:p text:style-name="Text_20_body">Quick Diff Toggle<text:tab/>Shift+Ctrl+Q<text:tab/>Editing Text</text:p>
        <text:p text:style-name="Text_20_body">Toggle Block Selection<text:tab/>Shift+Alt+A<text:tab/>Editing Text</text:p>
        <text:p text:style-name="P11">Toggle Split Editor horizontal<text:tab/>Ctrl+_<text:tab/><text:span text:style-name="T2">Windows</text:span></text:p>
        <text:p text:style-name="P14">Toglle Split Editor vertical<text:tab/>Ctrl+{<text:tab/>Windows</text:p>
        <text:h text:style-name="Heading_20_1" text:outline-level="1">Search</text:h>
        <text:p text:style-name="Text_20_body">Open Search Dialog<text:tab/>Ctrl+H<text:tab/>Windows</text:p>
        <text:p text:style-name="Text_20_body">Search Text in Workspace<text:tab/>Ctrl+Alt+G<text:tab/>Windows</text:p>
        <text:p text:style-name="Text_20_body">Search References in Ws<text:tab/>Shift+Ctrl+G<text:tab/>Windows</text:p>
        <text:p text:style-name="Text_20_body">Search Declaration in Ws<text:tab/>Ctrl+G<text:tab/>Windows</text:p>
        <text:p text:style-name="P9">Search Occurrences in File<text:tab/>Shift+Ctrl+U<text:tab/>Windows</text:p>
        <text:h text:style-name="Heading_20_1" text:outline-level="1">Git</text:h>
        <text:p text:style-name="P12">Comm<text:span text:style-name="T1">it...<text:tab/>Ctrl+#<text:tab/>In Windows</text:span></text:p>
        <text:p text:style-name="P13">Copy Path to Clipboard<text:tab/>Ctrl+C<text:tab/>In Git Repo View</text:p>
        <text:p text:style-name="P13">Copy<text:tab/>Ctrl+C<text:tab/>In Git Reflog View</text:p>
        <text:p text:style-name="P13">Paste Repo Path or URI<text:tab/>Ctrl+V<text:tab/>In Git Repo View</text:p>
        <text:p text:style-name="Text_20_body"/>
        <text:h text:style-name="P17" text:outline-level="1">Text Editing – Navigation</text:h>
        <text:p text:style-name="Text_20_body">Cursor to Text Start<text:tab/>Ctrl+Home<text:tab/>Editing Text</text:p>
        <text:p text:style-name="Text_20_body">Cursor to Text End<text:tab/>Ctrl+End<text:tab/>Editing Text</text:p>
        <text:p text:style-name="Text_20_body">Cursor to Line Start<text:tab/>Home<text:tab/>Editing Text</text:p>
        <text:p text:style-name="Text_20_body">Cursor to Line End<text:tab/>End<text:tab/>Editing Text</text:p>
        <text:p text:style-name="Text_20_body">Cursor to Previous Word<text:tab/>Ctrl+Left<text:tab/>Editing Text</text:p>
        <text:p text:style-name="Text_20_body">Cursor to Next Word<text:tab/>Ctrl+Right<text:tab/>Editing Text</text:p>
        <text:p text:style-name="Text_20_body">Go to Line<text:tab/>Ctrl+L<text:tab/>Editing Text</text:p>
        <text:p text:style-name="Text_20_body">Scroll one Line Up<text:tab/>Ctrl+Up<text:tab/>Editing Text</text:p>
        <text:p text:style-name="Text_20_body">Scroll one Line Down<text:tab/>Ctrl+Down<text:tab/>Editing Text</text:p>
        <text:p text:style-name="Text_20_body">Toggle Folding<text:tab/>Ctrl+Num_/<text:tab/>Editing Text</text:p>
        <text:p text:style-name="Text_20_body">Collapse<text:tab/>Ctrl+Num_-<text:tab/>Editing Text</text:p>
        <text:p text:style-name="Text_20_body">Collapse All<text:tab/>Shift+Ctrl+Num_/<text:tab/>Editing Text</text:p>
        <text:p text:style-name="Text_20_body">Expand<text:tab/>Ctrl+Num_+<text:tab/>Editing Text</text:p>
        <text:p text:style-name="Text_20_body">Expand All<text:tab/>Ctrl+Num_*<text:tab/>Editing Text</text:p>
        <text:p text:style-name="Text_20_body">Reset Folding Structure<text:tab/>Shift+Ctrl+Num_*<text:tab/>Editing Text</text:p>
        <text:p text:style-name="Text_20_body">Show Ruler Context Menu<text:tab/>Ctrl+F10<text:tab/>Editing Text</text:p>
        <text:p text:style-name="P22">Toggle Word Wrap<text:tab/>Alt+Shift+Y<text:tab/>Editing Text</text:p>
        <text:p text:style-name="P22">Zoom In<text:tab/>Ctrl++<text:tab/>Editing Text</text:p>
        <text:p text:style-name="P22">Zoom In <text:tab/>Ctrl+=<text:tab/>Editing Text</text:p>
        <text:p text:style-name="P22">Zoom Out <text:tab/>Ctrl+-<text:tab/>Editing Text</text:p>
        <text:h text:style-name="Heading_20_1" text:outline-level="1">Text Editing – Selection</text:h>
        <text:p text:style-name="Text_20_body">Select to Line Start<text:tab/>Shift+Home<text:tab/>Editing Text</text:p>
        <text:p text:style-name="Text_20_body">Select to Line End<text:tab/>Shift+End<text:tab/>Editing Text</text:p>
        <text:p text:style-name="Text_20_body">Select Previous Word<text:tab/>Shift+Ctrl+Left<text:tab/>Editing Text</text:p>
        <text:p text:style-name="Text_20_body">Select Next Word<text:tab/>Shift+Ctrl+Right<text:tab/>Editing Text</text:p>
        <text:h text:style-name="Heading_20_1" text:outline-level="1">Text Editing – Modification</text:h>
        <text:p text:style-name="Text_20_body">Insert Line Above <text:tab/>Shift+Ctrl+Enter<text:tab/>Editing Text</text:p>
        <text:p text:style-name="Text_20_body">Insert Line Below <text:tab/>Shift+Enter<text:tab/>Editing Text</text:p>
        <text:p text:style-name="Text_20_body">Copy Lines Up<text:tab/>Ctrl+Alt+Up<text:tab/>Editing Text</text:p>
        <text:p text:style-name="Text_20_body">Copy Lines Down<text:tab/>Ctrl+Alt+Down<text:tab/>Editing Text</text:p>
        <text:p text:style-name="Text_20_body">Move Lines Up<text:tab/>Alt+Up<text:tab/>Editing Text</text:p>
        <text:p text:style-name="Text_20_body">Move Lines Down<text:tab/>Alt+Down<text:tab/>Editing Text</text:p>
        <text:p text:style-name="Text_20_body">Delete Line<text:tab/>Ctrl+D<text:tab/>Editing Text</text:p>
        <text:p text:style-name="Text_20_body">Delete Previous Word<text:tab/>Ctrl+Backspace<text:tab/>Editing Text</text:p>
        <text:p text:style-name="Text_20_body">Delete Next Word<text:tab/>Ctrl+Delete<text:tab/>Editing Text</text:p>
        <text:p text:style-name="Text_20_body">Delete to End of Line<text:tab/>Shift+Ctrl+Delete<text:tab/>Editing Text</text:p>
        <text:p text:style-name="Text_20_body">Join Lines<text:tab/>Ctrl+Alt+J<text:tab/>Editing Text</text:p>
        <text:p text:style-name="Text_20_body">Convert to Lower Case<text:tab/>Shift+Ctrl+Y<text:tab/>Editing Text</text:p>
        <text:p text:style-name="Text_20_body">Convert to Upper Case<text:tab/>Shift+Ctrl+X<text:tab/>Editing Text</text:p>
        <text:p text:style-name="Text_20_body">Toggle Overwrite<text:tab/>Insert<text:tab/>Editing Text</text:p>
        <text:h text:style-name="Heading_20_1" text:outline-level="1">Source Editing</text:h>
        <text:p text:style-name="Text_20_body">Show Source Menu<text:tab/>Shift+Alt+S<text:tab/>In Windows</text:p>
        <text:p text:style-name="Text_20_body">Toggle Comment<text:tab/>Ctrl+/<text:tab/>Editing Source</text:p>
        <text:p text:style-name="Text_20_body">Toggle Comment<text:tab/>Ctrl+7<text:tab/>Editing Source</text:p>
        <text:p text:style-name="Text_20_body">Toggle Comment<text:tab/>Shift+Ctrl+C<text:tab/>Editing Source</text:p>
        <text:p text:style-name="Text_20_body">Toggle Mark Occurrences<text:tab/>Shift+Alt+O<text:tab/>Editing Source</text:p>
        <text:p text:style-name="Text_20_body">Format<text:tab/>Shift+Ctrl+F<text:tab/>Editing Source</text:p>
        <text:p text:style-name="P21">Annotate Class File<text:tab/>Ctrl+1<text:tab/>Browse Att. Src.</text:p>
        <text:h text:style-name="P20" text:outline-level="1"><text:span text:style-name="T3">Java Editing – Navigation</text:span></text:h>
        <text:p text:style-name="Text_20_body">Go to Previous Member<text:tab/>Shift+Ctrl+Up<text:tab/>Editing Java Src</text:p>
        <text:p text:style-name="Text_20_body">Go to Next Member<text:tab/>Shift+Ctrl+Down<text:tab/>Editing Java Src</text:p>
        <text:p text:style-name="Text_20_body">Go to Matching Bracket<text:tab/>Shift+Ctrl+P<text:tab/>Editing Java Src</text:p>
        <text:p text:style-name="Text_20_body">Open Declaration<text:tab/>F3<text:tab/>Windows</text:p>
        <text:p text:style-name="Text_20_body">Open Type Hierarchy<text:tab/>F4<text:tab/>Windows</text:p>
        <text:p text:style-name="Text_20_body">Open Call Hierarchy<text:tab/>Ctrl+Alt+H<text:tab/>Windows</text:p>
        <text:p text:style-name="Text_20_body">Open Attached Javadoc<text:tab/>Shift+F2<text:tab/>Windows</text:p>
        <text:p text:style-name="Text_20_body">Open Structure<text:tab/>Ctrl+F3<text:tab/>Editing Java Src</text:p>
        <text:p text:style-name="Text_20_body">Quick Hierarchy<text:tab/>Ctrl+T<text:tab/>Editing Java Src</text:p>
        <text:p text:style-name="Text_20_body">Quick Outline<text:tab/>Ctrl+O<text:tab/>Editing Java Src</text:p>
        <text:p text:style-name="Text_20_body">Show In Breadcrumb<text:tab/>Shift+Alt+B<text:tab/>Editing Java Src</text:p>
        <text:h text:style-name="Heading_20_1" text:outline-level="1">Java Editing – Selection</text:h>
        <text:p text:style-name="Text_20_body">Select Enclosing Element<text:tab/>Shift+Alt+Up<text:tab/>Editing Java Src</text:p>
        <text:p text:style-name="Text_20_body">Select Previous Element<text:tab/>Shift+Alt+Left<text:tab/>Editing Java Src</text:p>
        <text:p text:style-name="Text_20_body">Select Next Element<text:tab/>Shift+Alt+Right<text:tab/>Editing Java Src</text:p>
        <text:p text:style-name="Text_20_body">Restore Last Selection<text:tab/>Shift+Alt+Down<text:tab/>Editing Java Src</text:p>
        <text:p text:style-name="Text_20_body">Show Parameter Hints<text:tab/>Shift+Ctrl+Space<text:tab/>Editing Java Src</text:p>
        <text:h text:style-name="Heading_20_1" text:outline-level="1">Java Editing – Modification</text:h>
        <text:p text:style-name="Text_20_body">Add Block Comment<text:tab/>Shift+Ctrl+/<text:tab/>Editing Java Src</text:p>
        <text:p text:style-name="Text_20_body">Remove Block Comment<text:tab/>Shift+Ctrl+\<text:tab/>Editing Java Src</text:p>
        <text:p text:style-name="Text_20_body">Add Javadoc Comment<text:tab/>Shift+Alt+J<text:tab/>Editing Java Src</text:p>
        <text:p text:style-name="Text_20_body">Correct Indentation<text:tab/>Ctrl+I<text:tab/>Editing Java Src</text:p>
        <text:p text:style-name="Text_20_body">Add Import<text:tab/>Shift+Ctrl+M<text:tab/>Editing Java Src</text:p>
        <text:p text:style-name="Text_20_body">Organize Imports<text:tab/>Shift+Ctrl+O<text:tab/>In Windows</text:p>
        <text:p text:style-name="Text_20_body">Surround With Menu<text:tab/>Shift+Alt+Z<text:tab/>In Windows</text:p>
        <text:p text:style-name="Text_20_body">Remove Occurrence<text:tab/>Shift+Alt+U<text:tab/>Editing Java Src</text:p>
        <text:h text:style-name="Heading_20_1" text:outline-level="1">Java Quick Assist</text:h>
        <text:p text:style-name="Text_20_body">Assign to Local Variable<text:tab/>Ctrl+2 L<text:tab/>Editing Java Src</text:p>
        <text:p text:style-name="Text_20_body">Assign to Field<text:tab/>Ctrl+2 F<text:tab/>Editing Java Src</text:p>
        <text:p text:style-name="P11">Extract Method<text:tab/>Ctrl+2 M<text:tab/>Editing Java Src</text:p>
        <text:p text:style-name="Text_20_body">Rename in File<text:tab/>Ctrl+2 R<text:tab/>Editing Java Src</text:p>
        <text:p text:style-name="Text_20_body"/>
        <text:h text:style-name="Heading_20_1" text:outline-level="1">Java Refactoring</text:h>
        <text:p text:style-name="Text_20_body">Show Refactor Menu<text:tab/>Shift+Alt+T<text:tab/>Windows</text:p>
        <text:p text:style-name="Text_20_body">Rename <text:tab/>Shift+Alt+R<text:tab/>Windows</text:p>
        <text:p text:style-name="Text_20_body">Move <text:tab/>Shift+Alt+V<text:tab/>Windows</text:p>
        <text:p text:style-name="Text_20_body">Change Method Signature<text:tab/>Shift+Alt+C<text:tab/>Windows</text:p>
        <text:p text:style-name="Text_20_body">Extract Method<text:tab/>Shift+Alt+M<text:tab/>Windows</text:p>
        <text:p text:style-name="Text_20_body">Extract Local Variable<text:tab/>Shift+Alt+L<text:tab/>Windows</text:p>
        <text:p text:style-name="Text_20_body">Inline<text:tab/>Shift+Alt+I<text:tab/>Windows</text:p>
        <text:h text:style-name="Heading_20_1" text:outline-level="1">Java Project</text:h>
        <text:p text:style-name="P4">Build All<text:tab/>Ctrl+B<text:tab/>Windows</text:p>
        <text:h text:style-name="P17" text:outline-level="1"><text:soft-page-break/>Run</text:h>
        <text:p text:style-name="Text_20_body">Run<text:tab/>Ctrl+F11<text:tab/>Windows</text:p>
        <text:p text:style-name="Text_20_body">Run Ant Build<text:tab/>Shift+Alt+X Q<text:tab/>Windows</text:p>
        <text:p text:style-name="Text_20_body">Run Eclipse Application<text:tab/>Shift+Alt+X E<text:tab/>Windows</text:p>
        <text:p text:style-name="Text_20_body">Run Java Applet<text:tab/>Shift+Alt+X A<text:tab/>Windows</text:p>
        <text:p text:style-name="Text_20_body">Run Java Application<text:tab/>Shift+Alt+X J<text:tab/>Windows</text:p>
        <text:p text:style-name="Text_20_body">Run JUnit Plug-in Test<text:tab/>Shift+Alt+X P<text:tab/>Windows</text:p>
        <text:p text:style-name="Text_20_body">Run JUnit Test<text:tab/>Shift+Alt+X T<text:tab/>Windows</text:p>
        <text:p text:style-name="Text_20_body">Run OSGi Framework<text:tab/>Shift+Alt+X O<text:tab/>Windows</text:p>
        <text:h text:style-name="Heading_20_1" text:outline-level="1">Debug</text:h>
        <text:p text:style-name="Text_20_body">Debug Ant Build<text:tab/>Shift+Alt+D Q<text:tab/>Windows</text:p>
        <text:p text:style-name="Text_20_body">Debug Eclipse Application<text:tab/>Shift+Alt+D E<text:tab/>Windows</text:p>
        <text:p text:style-name="Text_20_body">Debug Java Applet<text:tab/>Shift+Alt+D A<text:tab/>Windows</text:p>
        <text:p text:style-name="Text_20_body">Debug Java Application<text:tab/>Shift+Alt+D J<text:tab/>Windows</text:p>
        <text:p text:style-name="Text_20_body">Debug JUnit Plug-in Test<text:tab/>Shift+Alt+D P<text:tab/>Windows</text:p>
        <text:p text:style-name="Text_20_body">Debug JUnit Test<text:tab/>Shift+Alt+D T<text:tab/>Windows</text:p>
        <text:p text:style-name="Text_20_body">Debug OSGi Framework<text:tab/>Shift+Alt+D O<text:tab/>Windows</text:p>
        <text:h text:style-name="Heading_20_1" text:outline-level="1">Debugging</text:h>
        <text:p text:style-name="Text_20_body">Toggle Breakpoint<text:tab/>Shift+Ctrl+B<text:tab/>Windows</text:p>
        <text:p text:style-name="Text_20_body">Resume<text:tab/>F8<text:tab/>Debugging</text:p>
        <text:p text:style-name="Text_20_body">Terminate<text:tab/>Ctrl+F2<text:tab/>Debugging</text:p>
        <text:p text:style-name="Text_20_body">Step Into<text:tab/>F5<text:tab/>Debugging</text:p>
        <text:p text:style-name="Text_20_body">Step Into Selection<text:tab/>Ctrl+F5<text:tab/>Debugging</text:p>
        <text:p text:style-name="Text_20_body">Step Over<text:tab/>F6<text:tab/>Debugging</text:p>
        <text:p text:style-name="Text_20_body">Step Return<text:tab/>F7<text:tab/>Debugging</text:p>
        <text:p text:style-name="Text_20_body">Force Return<text:tab/>Shift+Alt+F<text:tab/>Windows</text:p>
        <text:p text:style-name="Text_20_body">Run to Line<text:tab/>Ctrl+R<text:tab/>Debugging</text:p>
        <text:p text:style-name="Text_20_body">Use Step Filters<text:tab/>Shift+F5<text:tab/>Windows</text:p>
        <text:p text:style-name="Text_20_body">View all Instances<text:tab/>Shift+Ctrl+N<text:tab/>Windows</text:p>
        <text:p text:style-name="Text_20_body">Inspect<text:tab/>Shift+Ctrl+I<text:tab/>Dialogs, Windows</text:p>
        <text:p text:style-name="Text_20_body">Display<text:tab/>Shift+Ctrl+D<text:tab/>Dialogs, Windows</text:p>
        <text:p text:style-name="Text_20_body">Display<text:tab/>Shift+Ctrl+V<text:tab/>Dialogs, Windows</text:p>
        <text:p text:style-name="Text_20_body">Execute<text:tab/>Ctrl+U<text:tab/>Windows</text:p>
        <text:p text:style-name="Text_20_body">Java Breakpoint Properties<text:tab/>Alt+Enter<text:tab/>Breakpoints View</text:p>
        <text:p text:style-name="P10">Undo<text:tab/>Ctrl+Z<text:tab/>Breakpoin<text:span text:style-name="T1">ts View</text:span></text:p>
        <text:p text:style-name="Text_20_body">Add Memory Block<text:tab/>Ctrl+Alt+M<text:tab/>Memory View</text:p>
        <text:p text:style-name="Text_20_body">Close Rendering<text:tab/>Ctrl+W<text:tab/>Memory View</text:p>
        <text:p text:style-name="Text_20_body">Toggle Memory Monitors<text:tab/>Ctrl+T<text:tab/>Memory View</text:p>
        <text:p text:style-name="Text_20_body">New Rendering<text:tab/>Ctrl+N<text:tab/>Memory View</text:p>
        <text:p text:style-name="Text_20_body">Next Memory Monitor<text:tab/>Ctrl+Alt+N<text:tab/>Memory View</text:p>
        <text:p text:style-name="Text_20_body">Next Page of Memory<text:tab/>Shift+Ctrl+.<text:tab/>Table Memory </text:p>
        <text:p text:style-name="Text_20_body">Previous Page Memory<text:tab/>Shift+Ctrl+,<text:tab/>Table Memory </text:p>
        <text:p text:style-name="Text_20_body">Go to Address<text:tab/>Ctrl+G<text:tab/>Table Memory</text:p>
        <text:p text:style-name="Text_20_body">EOF<text:tab/>Ctrl+D<text:tab/>I/O Console</text:p>
        <text:p text:style-name="P21">Skip All Breakpoints<text:tab/>Ctrl+Alt+B<text:tab/>Windows</text:p>
        <text:h text:style-name="Heading_20_1" text:outline-level="1"/>
        <text:h text:style-name="P18" text:outline-level="1">Navigate</text:h>
        <text:p text:style-name="Text_20_body">Open Type<text:tab/>Shift+Ctrl+T<text:tab/>Windows</text:p>
        <text:p text:style-name="Text_20_body">Open Type in Hierarchy<text:tab/>Shift+Ctrl+H<text:tab/>Windows</text:p>
        <text:p text:style-name="Text_20_body">Open Resource<text:tab/>Shift+Ctrl+R<text:tab/>Windows</text:p>
        <text:p text:style-name="P22">Open from Clipboard<text:tab/>Ctrl+Shift+V<text:tab/>Windows</text:p>
        <text:p text:style-name="Text_20_body">Show In Breadcrumb<text:tab/>Shift+Alt+B<text:tab/>Editor Breadcrumb </text:p>
        <text:p text:style-name="Text_20_body">Show In...<text:tab/>Shift+Alt+W<text:tab/>Windows</text:p>
        <text:p text:style-name="Text_20_body">Next<text:tab/>Ctrl+.<text:tab/>Windows</text:p>
        <text:p text:style-name="Text_20_body">Previous<text:tab/>Ctrl+,<text:tab/>Windows</text:p>
        <text:p text:style-name="Text_20_body">Last Edit Location<text:tab/>Ctrl+Q<text:tab/>Windows</text:p>
        <text:p text:style-name="Text_20_body">Backward History<text:tab/>Alt+Left<text:tab/>Windows</text:p>
        <text:p text:style-name="Text_20_body">Forward History<text:tab/>Alt+Right<text:tab/>Windows</text:p>
        <text:p text:style-name="Text_20_body">Go to Next Editor Page<text:tab/>Alt+F7<text:tab/>Windows</text:p>
        <text:p text:style-name="Text_20_body">Go to Prev. Editor Page<text:tab/>Shift+Alt+F7<text:tab/>Windows</text:p>
        <text:p text:style-name="Text_20_body">Go to Next Editor Sub-Tab<text:tab/>Alt+PageDown<text:tab/>Dialogs, Windows</text:p>
        <text:p text:style-name="Text_20_body">Go to Prev. Editor Sub-Tab<text:tab/>Alt+PageUp<text:tab/>Dialogs, Windows</text:p>
        <text:h text:style-name="Heading_20_1" text:outline-level="1">Window</text:h>
        <text:p text:style-name="Text_20_body">Quick Access<text:tab/>Ctrl+3<text:tab/>Windows</text:p>
        <text:p text:style-name="Text_20_body">Activate Editor<text:tab/>F12<text:tab/>Windows</text:p>
        <text:p text:style-name="Text_20_body">Quick Switch Editor<text:tab/>Ctrl+E<text:tab/>Windows</text:p>
        <text:p text:style-name="Text_20_body">Switch to Editor<text:tab/>Shift+Ctrl+E<text:tab/>Windows</text:p>
        <text:p text:style-name="Text_20_body">Previous Editor<text:tab/>Shift+Ctrl+F6<text:tab/>Windows</text:p>
        <text:p text:style-name="Text_20_body">Next Editor<text:tab/>Ctrl+F6<text:tab/>Windows</text:p>
        <text:p text:style-name="Text_20_body">Maximize View or Editor<text:tab/>Ctrl+M<text:tab/>Windows</text:p>
        <text:p text:style-name="Text_20_body">Previous View<text:tab/>Shift+Ctrl+F7<text:tab/>Windows</text:p>
        <text:p text:style-name="Text_20_body">Next View<text:tab/>Ctrl+F7<text:tab/>Windows</text:p>
        <text:p text:style-name="Text_20_body">Show View Menu<text:tab/>Ctrl+F10<text:tab/>Dialogs, Windows</text:p>
        <text:p text:style-name="Text_20_body">Previous Perspective<text:tab/>Shift+Ctrl+F8<text:tab/>Windows</text:p>
        <text:p text:style-name="Text_20_body">Next Perspective<text:tab/>Ctrl+F8<text:tab/>Windows</text:p>
        <text:p text:style-name="Text_20_body">Show Key Assist<text:tab/>Shift+Ctrl+L<text:tab/>Dialogs, Windows</text:p>
        <text:p text:style-name="Text_20_body">Show System Menu<text:tab/>Alt+-<text:tab/>Windows</text:p>
        <text:p text:style-name="P22">Toggle Full Screen<text:tab/>Alt+F11<text:tab/>Windows</text:p>
        <text:h text:style-name="Heading_20_1" text:outline-level="1">Views</text:h>
        <text:p text:style-name="Text_20_body">Open Show View Dialog<text:tab/>Shift+Alt+Q Q<text:tab/>Windows</text:p>
        <text:p text:style-name="Text_20_body">Show View: Breakpoints<text:tab/>Shift+Alt+Q B<text:tab/>Windows</text:p>
        <text:p text:style-name="Text_20_body">Show View: Cheat Sheets<text:tab/>Shift+Alt+Q H<text:tab/>Windows</text:p>
        <text:p text:style-name="Text_20_body">Show View: Console<text:tab/>Shift+Alt+Q C<text:tab/>Windows</text:p>
        <text:p text:style-name="Text_20_body">Show View: Declaration<text:tab/>Shift+Alt+Q D<text:tab/>Windows</text:p>
        <text:p text:style-name="Text_20_body">Show View: Error Log<text:tab/>Shift+Alt+Q L<text:tab/>Windows</text:p>
        <text:p text:style-name="Text_20_body">Show View: History<text:tab/>Shift+Alt+Q Z<text:tab/>Windows</text:p>
        <text:p text:style-name="Text_20_body">Show View: Javadoc<text:tab/>Shift+Alt+Q J<text:tab/>Windows</text:p>
        <text:p text:style-name="Text_20_body">Show View: Outline<text:tab/>Shift+Alt+Q O<text:tab/>Windows</text:p>
        <text:p text:style-name="Text_20_body">Show View: Package Expl.<text:tab/>Shift+Alt+Q P<text:tab/>Windows</text:p>
        <text:p text:style-name="Text_20_body">Show View: Problems<text:tab/>Shift+Alt+Q X<text:tab/>Windows</text:p>
        <text:p text:style-name="Text_20_body">Show View: Search<text:tab/>Shift+Alt+Q S<text:tab/>Windows</text:p>
        <text:p text:style-name="Text_20_body">Show View: Synchronize<text:tab/>Shift+Alt+Q Y<text:tab/>Windows</text:p>
        <text:p text:style-name="Text_20_body">Show View: Type Hierarchy<text:tab/>Shift+Alt+Q T<text:tab/>Windows</text:p>
        <text:p text:style-name="Text_20_body">Show View: Variables<text:tab/>Shift+Alt+Q V<text:tab/>Windows</text:p>
        <text:h text:style-name="Heading_20_1" text:outline-level="1"/>
        <text:h text:style-name="P19" text:outline-level="1">Ant Editing</text:h>
        <text:p text:style-name="Text_20_body">Open External Doc.<text:tab/>Shift+F2<text:tab/>Editing Ant Files</text:p>
        <text:p text:style-name="P5">Rename In File<text:tab/>Shift+Alt+R<text:tab/>Editing Ant Files</text:p>
        <text:h text:style-name="Heading_20_1" text:outline-level="1">Plug-in Development</text:h>
        <text:p text:style-name="Text_20_body">Open Plug-in Artifact<text:tab/>Shift+Ctrl+A<text:tab/>Windows</text:p>
        <text:p text:style-name="Text_20_body">Add to Target Platform<text:tab/>Shift+Ctrl+Alt+A<text:tab/>Windows</text:p>
        <text:p text:style-name="P10">O<text:span text:style-name="T1">pen Manifest<text:tab/>Shift+Ctrl+Alt+M<text:tab/>Windows</text:span></text:p>
        <text:p text:style-name="Text_20_body">Format Source<text:tab/>Shift+Ctrl+F<text:tab/>Manifest Editor</text:p>
        <text:p text:style-name="Text_20_body">Quick Outline<text:tab/>Ctrl+O<text:tab/>Manifest Editor</text:p>
        <text:h text:style-name="Heading_20_1" text:outline-level="1">Plug-in Spy</text:h>
        <text:p text:style-name="Text_20_body">Plug-in Selection Spy<text:tab/>Shift+Alt+F1<text:tab/>Dialogs, Windows</text:p>
        <text:p text:style-name="Text_20_body">Plug-in Menu Spy<text:tab/>Shift+Alt+F2<text:tab/>Dialogs, Windows</text:p>
        <text:p text:style-name="P4">Show Contrib. Plug-in<text:tab/>Shift+Alt+F3 <text:tab/>Dialogs, Windows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Nimbus Mono L" svg:font-family="'Nimbus Mono L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Bold" style:font-family-generic="swiss" style:font-pitch="variable"/>
    <style:font-face style:name="Nimbus Sans L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vertical-align="bottom">
        <style:tab-stops>
          <style:tab-stop style:position="3.401cm"/>
          <style:tab-stop style:position="6.001cm"/>
        </style:tab-stops>
      </style:paragraph-properties>
      <style:text-properties style:font-name="Nimbus Sans L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>
        <style:tab-stops>
          <style:tab-stop style:position="3.9cm"/>
          <style:tab-stop style:position="6.5cm"/>
        </style:tab-stops>
      </style:paragraph-properties>
      <style:text-properties fo:font-size="8.5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fo:padding="0cm" fo:border-left="none" fo:border-right="none" fo:border-top="none" fo:border-bottom="0.018cm solid #000000" style:shadow="none"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  <style:text-properties style:font-name="Nimbus Sans L1" fo:font-size="11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ext" style:family="paragraph" style:parent-style-name="Caption" style:class="extra">
      <style:paragraph-properties>
        <style:tab-stops/>
      </style:paragraph-properties>
      <style:text-properties style:font-name="Nimbus Mono L" fo:font-size="11pt"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101cm" fo:text-indent="0cm" style:auto-text-indent="false">
        <style:tab-stops>
          <style:tab-stop style:position="3.401cm"/>
          <style:tab-stop style:position="6.001cm"/>
        </style:tab-stops>
      </style:paragraph-properties>
      <style:text-properties style:font-name="Nimbus Sans L1" fo:font-size="11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02cm solid #000000" style:shadow="none"/>
      <style:text-properties fo:font-size="13pt" style:font-size-asian="13pt" style:font-size-complex="13pt"/>
    </style:style>
    <style:page-layout style:name="Mpm1">
      <style:page-layout-properties fo:page-width="29.7cm" fo:page-height="21.001cm" style:num-format="1" style:print-orientation="landscape" fo:margin-top="0.651cm" fo:margin-bottom="0.651cm" fo:margin-left="0.7cm" fo:margin-right="0.7cm" style:writing-mode="lr-tb" style:footnote-max-height="0cm">
        <style:columns fo:column-count="3" fo:column-gap="0.6cm">
          <style:column-sep style:width="0.002cm" style:color="#000000" style:height="100%"/>
          <style:column style:rel-width="21845*" fo:start-indent="0cm" fo:end-indent="0.3cm"/>
          <style:column style:rel-width="21845*" fo:start-indent="0.3cm" fo:end-indent="0.3cm"/>
          <style:column style:rel-width="21845*" fo:start-indent="0.3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01cm" fo:margin-left="0cm" fo:margin-right="0cm" fo:margin-bottom="0.4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hortcuts of the Eclipse SDK 4.6.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Pellaton</meta:initial-creator>
    <meta:creation-date>2011-02-16T16:40:31</meta:creation-date>
    <dc:date>2016-05-20T13:10:23.46</dc:date>
    <meta:editing-duration>PT3H10M17S</meta:editing-duration>
    <meta:editing-cycles>40</meta:editing-cycles>
    <meta:generator>OpenOffice/4.1.2$Win32 OpenOffice.org_project/412m3$Build-9782</meta:generator>
    <meta:print-date>2014-07-03T10:39:01.365000000</meta:print-date>
    <meta:document-statistic meta:table-count="0" meta:image-count="0" meta:object-count="0" meta:page-count="2" meta:paragraph-count="248" meta:word-count="1303" meta:character-count="9021"/>
  </office:meta>
</office:document-meta>
</file>